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Arial1" fo:font-size="20pt" officeooo:paragraph-rsid="00115935" style:font-size-asian="20pt" style:font-size-complex="20pt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Arial1" fo:font-size="20pt" officeooo:paragraph-rsid="00115935" style:font-size-asian="20pt" style:font-size-complex="20pt"/>
    </style:style>
    <style:style style:name="P3" style:family="paragraph" style:parent-style-name="Standard">
      <style:paragraph-properties style:writing-mode="lr-tb"/>
      <style:text-properties style:font-name="Arial1" fo:font-size="20pt" officeooo:paragraph-rsid="001304b7" style:font-size-asian="20pt" style:font-size-complex="20pt"/>
    </style:style>
    <style:style style:name="P4" style:family="paragraph" style:parent-style-name="Standard">
      <style:paragraph-properties style:writing-mode="lr-tb"/>
      <style:text-properties style:font-name="Arial1" fo:font-size="20pt" officeooo:paragraph-rsid="0013f30f" style:font-size-asian="20pt" style:font-size-complex="20pt"/>
    </style:style>
    <style:style style:name="P5" style:family="paragraph" style:parent-style-name="Standard">
      <style:paragraph-properties style:writing-mode="lr-tb"/>
      <style:text-properties style:font-name="Arial1" fo:font-size="20pt" officeooo:paragraph-rsid="0015d73b" style:font-size-asian="20pt" style:font-size-complex="20pt"/>
    </style:style>
    <style:style style:name="P6" style:family="paragraph" style:parent-style-name="Standard">
      <style:paragraph-properties style:writing-mode="lr-tb"/>
      <style:text-properties style:font-name="Arial1" fo:font-size="20pt" officeooo:paragraph-rsid="00191640" style:font-size-asian="20pt" style:font-size-complex="20pt"/>
    </style:style>
    <style:style style:name="P7" style:family="paragraph" style:parent-style-name="Standard">
      <style:paragraph-properties style:writing-mode="lr-tb"/>
      <style:text-properties style:font-name="Arial1" fo:font-size="20pt" officeooo:paragraph-rsid="001dd59a" style:font-size-asian="20pt" style:font-size-complex="20pt"/>
    </style:style>
    <style:style style:name="P8" style:family="paragraph" style:parent-style-name="Standard">
      <style:paragraph-properties style:writing-mode="lr-tb"/>
      <style:text-properties style:font-name="Arial1" fo:font-size="20pt" officeooo:paragraph-rsid="001de4fe" style:font-size-asian="20pt" style:font-size-complex="20pt"/>
    </style:style>
    <style:style style:name="P9" style:family="paragraph" style:parent-style-name="Standard">
      <style:paragraph-properties style:writing-mode="lr-tb"/>
      <style:text-properties style:font-name="Arial1" fo:font-size="20pt" officeooo:paragraph-rsid="00115935" style:font-size-asian="20pt" style:font-size-complex="20pt"/>
    </style:style>
    <style:style style:name="T1" style:family="text">
      <style:text-properties fo:color="#000000" loext:opacity="100%"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ff" loext:char-shading-value="0"/>
    </style:style>
    <style:style style:name="T4" style:family="text">
      <style:text-properties officeooo:rsid="001916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ício 2</text:p>
      <text:p text:style-name="P2"/>
      <text:p text:style-name="P7"><text:tab/>Deseja-se fazer um sistema de <text:span text:style-name="T2">pedidos</text:span>. Um ou mais <text:span text:style-name="T2">produtos</text:span> podem ser vendidos em cada pedido, sendo que a cada produto pode ser dado um <text:span text:style-name="T2">desconto</text:span> diferente, e também cada produto pode ser vendido em uma ou mais <text:span text:style-name="T2">unidades</text:span>. </text:p>
      <text:p text:style-name="P7"/>
      <text:p text:style-name="P8"><text:tab/>Cada produto possui <text:span text:style-name="T2">nome e preço</text:span>, e pode pertencer a <text:span text:style-name="T2">várias categorias</text:span>. </text:p>
      <text:p text:style-name="P8"/>
      <text:p text:style-name="P8"><text:tab/>Cada pedido é feito por um <text:span text:style-name="T2">cliente</text:span>, que deve ter em seu cadastro <text:span text:style-name="T2">nome</text:span>, <text:span text:style-name="T2">telefones</text:span>, <text:span text:style-name="T2">email</text:span>, <text:span text:style-name="T2">cpf</text:span> ou <text:span text:style-name="T2">cnpj</text:span>, e um ou mais <text:span text:style-name="T2">endereços</text:span>, sendo que o cliente deve especificar um <text:span text:style-name="T2">endereço para entrega </text:span>na hora de comprar. </text:p>
      <text:p text:style-name="P8"/>
      <text:p text:style-name="P8"><text:tab/>Para um pedido, deve ser registrado o<text:line-break/><text:span text:style-name="T2">instante</text:span> em que é realizado e o endereço de entrega.</text:p>
      <text:p text:style-name="P7"/>
      <text:p text:style-name="P7"><text:tab/>Um pedido deve ser pago ou por <text:span text:style-name="T2">boleto</text:span>, ou<text:line-break/>por <text:span text:style-name="T2">cartão de crédito</text:span>. No caso de boleto, deve-se armazenar a <text:span text:style-name="T2">data de vencimento</text:span> e a d<text:span text:style-name="T2">ata de<text:line-break/>pagamento</text:span>. </text:p>
      <text:p text:style-name="P7"/>
      <text:p text:style-name="P7"><text:tab/>No caso de cartão de crédito, deve-se armazenar <text:span text:style-name="T2">o número de parcelas</text:span>. Todo pagamento possui um estado (<text:span text:style-name="T2">pendente, quitado ou cancelado</text:span>).</text:p>
      <text:p text:style-name="P1"/>
      <text:p text:style-name="P1">Instância mínima: 1 cliente, 3 produtos, 2 pedidos, pelo menos um pedido com mais de um<text:line-break/><text:soft-page-break/>produto, pelo menos um pedido pago com cartão de crédito e um com boleto.<text:line-break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0T02:19:05.819000000</meta:creation-date>
    <dc:date>2022-08-20T03:34:07.973000000</dc:date>
    <meta:editing-duration>PT3H18M53S</meta:editing-duration>
    <meta:editing-cycles>12</meta:editing-cycles>
    <meta:generator>LibreOffice/7.3.1.3$Windows_X86_64 LibreOffice_project/a69ca51ded25f3eefd52d7bf9a5fad8c90b87951</meta:generator>
    <meta:document-statistic meta:table-count="0" meta:image-count="0" meta:object-count="0" meta:page-count="2" meta:paragraph-count="8" meta:word-count="187" meta:character-count="1050" meta:non-whitespace-character-count="860"/>
  </office:meta>
</office:document-meta>
</file>